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87900" officeooo:paragraph-rsid="00287900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938d4" officeooo:paragraph-rsid="002938d4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a83a2" officeooo:paragraph-rsid="002a83a2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af696" officeooo:paragraph-rsid="002af696" style:font-weight-asian="normal" style:font-weight-complex="normal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24ea81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9473" style:font-weight-asian="bold" style:font-weight-complex="bold"/>
    </style:style>
    <style:style style:name="T5" style:family="text">
      <style:text-properties officeooo:rsid="002938d4"/>
    </style:style>
    <style:style style:name="T6" style:family="text">
      <style:text-properties officeooo:rsid="002a83a2"/>
    </style:style>
    <style:style style:name="T7" style:family="text">
      <style:text-properties officeooo:rsid="002af69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xml:id="list2102503658" text:style-name="L1">
        <text:list-item>
          <text:p text:style-name="P3"><text:span text:style-name="T7">For naval attacks, the radar</text:span> performs best at 300-<text:span text:style-name="T5">350</text:span>m. <text:span text:style-name="T7">For ground attack you may wish to go higher, 400ish</text:span></text:p>
        </text:list-item>
        <text:list-item>
          <text:p text:style-name="P4"><text:span text:style-name="T7">TERNAV</text:span> System will automatically provide nav fixes <text:span text:style-name="T7">based on terrain profile </text:span>as long as you fly below 500m on your pre-planned course line, <text:span text:style-name="T7">and are flying over recognizable terrain features</text:span>. When the computer is in nav mode, the <text:span text:style-name="T7">second from the </text:span>rightmost digit shows the terrain elevation recognition system status. <text:span text:style-name="T7">2</text:span> means the system is active, 3 means it is scanning, 5 means it knows where you are and is making corrections to the dead reckoning system.</text:p>
        </text:list-item>
        <text:list-item>
          <text:p text:style-name="P6">The final digit is the estimated drift. </text:p>
        </text:list-item>
        <text:list-item>
          <text:p text:style-name="P4">TAKT setting in Out mode tells you which pylons are occupied.</text:p>
        </text:list-item>
        <text:list-item>
          <text:p text:style-name="P4"><text:span text:style-name="T6">To reset the radar elevation, slam the knob all the way down so that you see a really fast sweep. Then lift it up gradually until the sweep reaches full width of the screen, and then no further. That's the default elevation. </text:span><text:s/></text:p>
        </text:list-item>
        <text:list-item>
          <text:p text:style-name="P5">Default radar elevation is looking down a bit. To search targets far away, especially on open sea, you need to raise the antenna a bi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9T16:45:26.902000000</dc:date>
    <meta:editing-duration>PT7H11M15S</meta:editing-duration>
    <meta:editing-cycles>34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7" meta:word-count="193" meta:character-count="1062" meta:non-whitespace-character-count="878"/>
  </office:meta>
</office:document-meta>
</file>